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500000091EC8907BC.png" manifest:media-type="image/png"/>
  <manifest:file-entry manifest:full-path="Pictures/100000000000012E000000EEE6F935A1.png" manifest:media-type="image/png"/>
  <manifest:file-entry manifest:full-path="Pictures/10000201000000B500000091AEA6495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54cm" draw:marker-start-width="0.427cm" draw:marker-end="Arrow" draw:marker-end-width="0.533cm" draw:fill="none" draw:textarea-vertical-align="middle" fo:padding-top="0.251cm" fo:padding-bottom="0.251cm" fo:padding-left="0.376cm" fo:padding-right="0.376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7.577cm" svg:y1="3.506cm" svg:x2="9.101cm" svg:y2="3.506cm">
          <text:p/>
        </draw:line>
        <draw:frame draw:style-name="gr2" draw:text-style-name="P1" draw:layer="layout" svg:width="4.026cm" svg:height="3.148cm" svg:x="9.012cm" svg:y="1.889cm">
          <draw:image xlink:href="Pictures/10000201000000B500000091AEA64952.png" xlink:type="simple" xlink:show="embed" xlink:actuate="onLoad">
            <text:p/>
          </draw:image>
        </draw:frame>
        <draw:frame draw:style-name="gr2" draw:text-style-name="P1" draw:layer="layout" svg:width="6.098cm" svg:height="4.826cm" svg:x="1.125cm" svg:y="1.381cm">
          <draw:image xlink:href="Pictures/100000000000012E000000EEE6F935A1.png" xlink:type="simple" xlink:show="embed" xlink:actuate="onLoad">
            <text:p/>
          </draw:image>
        </draw:frame>
        <draw:frame draw:style-name="gr3" draw:text-style-name="P1" draw:layer="layout" svg:width="3.491cm" svg:height="2.338cm" svg:x="14.792cm" svg:y="2.345cm">
          <draw:image xlink:href="Pictures/10000201000000B500000091EC8907BC.png" xlink:type="simple" xlink:show="embed" xlink:actuate="onLoad">
            <text:p text:style-name="P1"/>
          </draw:image>
        </draw:frame>
        <draw:line draw:style-name="gr1" draw:text-style-name="P1" draw:layer="layout" svg:x1="13.214cm" svg:y1="3.506cm" svg:x2="14.738cm" svg:y2="3.506cm">
          <text:p/>
        </draw:lin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7T09:18:33.519835780</meta:creation-date>
    <dc:date>2017-01-27T09:36:32.109038100</dc:date>
    <meta:editing-duration>PT7M24S</meta:editing-duration>
    <meta:editing-cycles>7</meta:editing-cycles>
    <meta:generator>LibreOffice/4.2.8.2$Linux_X86_64 LibreOffice_project/420m0$Build-2</meta:generator>
    <meta:document-statistic meta:object-count="5"/>
  </office:meta>
</office:document-meta>
</file>